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a7e1" officeooo:paragraph-rsid="0003a7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ctoriser une image<text:line-break/>chemin → vectoriser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05T09:11:58.963000000</meta:creation-date>
    <dc:date>2022-10-05T09:13:01.377000000</dc:date>
    <meta:editing-duration>PT1M3S</meta:editing-duration>
    <meta:editing-cycles>1</meta:editing-cycles>
    <meta:document-statistic meta:table-count="0" meta:image-count="0" meta:object-count="0" meta:page-count="1" meta:paragraph-count="1" meta:word-count="6" meta:character-count="43" meta:non-whitespace-character-count="38"/>
    <meta:generator>LibreOffice/6.4.5.2$Windows_X86_64 LibreOffice_project/a726b36747cf2001e06b58ad5db1aa3a9a1872d6</meta:generator>
  </office:meta>
</office:document-meta>
</file>